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5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7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1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2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401c44"/>
    </style:style>
    <style:style style:name="T4" style:family="text">
      <style:text-properties officeooo:rsid="0040ede1"/>
    </style:style>
    <style:style style:name="T5" style:family="text">
      <style:text-properties fo:color="#c9211e" loext:opacity="100%"/>
    </style:style>
    <style:style style:name="T6" style:family="text">
      <style:text-properties officeooo:rsid="00478918"/>
    </style:style>
    <style:style style:name="T7" style:family="text">
      <style:text-properties officeooo:rsid="004ca2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snode list: </text:p>
      <text:p text:style-name="P9">/android_script_server</text:p>
      <text:p text:style-name="P9">/android_script_server_hartbeat</text:p>
      <text:p text:style-name="P9">/arm_left/arm_left_controller_spawner</text:p>
      <text:p text:style-name="P9">/arm_left/control_mode_adapter</text:p>
      <text:p text:style-name="P9">/arm_left/driver</text:p>
      <text:p text:style-name="P9">/arm_right/arm_right_controller_spawner</text:p>
      <text:p text:style-name="P9">/arm_right/control_mode_adapter</text:p>
      <text:p text:style-name="P9">/arm_right/driver</text:p>
      <text:p text:style-name="P9">/base/driver</text:p>
      <text:p text:style-name="P9">/base/stuck_detector</text:p>
      <text:p text:style-name="P9">/base/twist_marker</text:p>
      <text:p text:style-name="P9">/base/twist_mux</text:p>
      <text:p text:style-name="P9">/base/velocity_smoother</text:p>
      <text:p text:style-name="P9">/base_laser_front/driver</text:p>
      <text:p text:style-name="P9">/base_laser_front/scan_filter</text:p>
      <text:p text:style-name="P9">/base_laser_left/driver</text:p>
      <text:p text:style-name="P9">/base_laser_left/scan_filter</text:p>
      <text:p text:style-name="P9">/base_laser_right/driver</text:p>
      <text:p text:style-name="P9">/base_laser_right/scan_filter</text:p>
      <text:p text:style-name="P9">/battery_monitor</text:p>
      <text:p text:style-name="P9">/behavior</text:p>
      <text:p text:style-name="P9">/bms</text:p>
      <text:p text:style-name="P9">/bms/power_state_aggregator</text:p>
      <text:p text:style-name="P9">/collision_velocity_filter</text:p>
      <text:p text:style-name="P9">/cpu_monitor_b1_2932_1251677448304223819</text:p>
      <text:p text:style-name="P9">/cpu_monitor_b1_2932_4522440023860925890</text:p>
      <text:p text:style-name="P9">/cpu_monitor_b1_2932_7101393616183237317</text:p>
      <text:p text:style-name="P9">/cpu_monitor_b1_2932_8272992646393258742</text:p>
      <text:p text:style-name="P9">/dashboard_aggregator</text:p>
      <text:p text:style-name="P9">/diagnostic_aggregator</text:p>
      <text:p text:style-name="P7">/docker_control</text:p>
      <text:p text:style-name="P9">/docker_control/move_base_linear</text:p>
      <text:p text:style-name="P9">/docking_laser_filter</text:p>
      <text:p text:style-name="P9">/emergency_stop_monitor</text:p>
      <text:p text:style-name="P9">/fake_collission_monitor</text:p>
      <text:p text:style-name="P9">/hd_monitor_b1_2932_1182466018726155815</text:p>
      <text:p text:style-name="P9">/hd_monitor_b1_2932_1438185005101170660</text:p>
      <text:p text:style-name="P9">/hd_monitor_b1_2932_5398942913493706783</text:p>
      <text:p text:style-name="P9">/hd_monitor_b1_2932_9150327946882513181</text:p>
      <text:p text:style-name="P7">/joint_state_publisher</text:p>
      <text:p text:style-name="P9">/joy_node_b1_2932_2926201646044846219</text:p>
      <text:p text:style-name="P7">/light_base</text:p>
      <text:p text:style-name="P7">/light_torso</text:p>
      <text:p text:style-name="P9">/ntp_monitor_b1_2932_1146674236614287666</text:p>
      <text:p text:style-name="P9">/ntp_monitor_b1_2932_200233577738118402</text:p>
      <text:p text:style-name="P9">/ntp_monitor_b1_2932_6490077741694314683</text:p>
      <text:p text:style-name="P9">/robot_state_publisher</text:p>
      <text:p text:style-name="P9">/ros_bridge</text:p>
      <text:p text:style-name="P9">/rosout</text:p>
      <text:p text:style-name="P9">/safety_controller/safety_controller</text:p>
      <text:p text:style-name="P9">/scan_unifier_b1_2932_5918384599467538554</text:p>
      <text:p text:style-name="P9">/scan_unifier_b1_2932_5918384599467538554/generic_throttle</text:p>
      <text:p text:style-name="P9">/scan_unifier_filter</text:p>
      <text:p text:style-name="P9">/script_server</text:p>
      <text:p text:style-name="P9">/sensorring/control_mode_adapter</text:p>
      <text:p text:style-name="P9">/sensorring/driver</text:p>
      <text:p text:style-name="P9">/sensorring/sensorring_controller_spawner</text:p>
      <text:p text:style-name="P9">/station_detector</text:p>
      <text:p text:style-name="P9">/teleop/teleop_node_b1_2932_8737733541566334996</text:p>
      <text:p text:style-name="P9">/torso/control_mode_adapter</text:p>
      <text:p text:style-name="P9">/torso/driver</text:p>
      <text:p text:style-name="P9">/torso_cam3d_down/hz_monitor_torso_cam3d_down</text:p>
      <text:p text:style-name="P9">/torso_cam3d_down/image_flip_nodelet</text:p>
      <text:p text:style-name="P9">/torso_cam3d_down/realsense2_camera</text:p>
      <text:p text:style-name="P9">/torso_cam3d_down/torso_cam3d_down_nodelet_manager</text:p>
      <text:p text:style-name="P9">/torso_cam3d_left/hz_monitor_torso_cam3d_left</text:p>
      <text:p text:style-name="P9">/torso_cam3d_left/image_flip_nodelet</text:p>
      <text:p text:style-name="P9">/torso_cam3d_left/realsense2_camera</text:p>
      <text:p text:style-name="P9"><text:soft-page-break/>/torso_cam3d_left/torso_cam3d_left_nodelet_manager</text:p>
      <text:p text:style-name="P9">/torso_cam3d_right/hz_monitor_torso_cam3d_right</text:p>
      <text:p text:style-name="P9">/torso_cam3d_right/image_flip_nodelet</text:p>
      <text:p text:style-name="P9">/torso_cam3d_right/realsense2_camera</text:p>
      <text:p text:style-name="P9">/torso_cam3d_right/torso_cam3d_right_nodelet_manager</text:p>
      <text:p text:style-name="P9"/>
      <text:p text:style-name="P9"/>
      <text:p text:style-name="P9"/>
      <text:p text:style-name="P12">Node [/docker_control]</text:p>
      <text:p text:style-name="P9">Publications: </text:p>
      <text:p text:style-name="P9"><text:s/>* /docker_control/dock/feedback [cob_actions/SetStringActionFeedback]</text:p>
      <text:p text:style-name="P9"><text:s/>* /docker_control/dock/result [cob_actions/SetStringActionResult]</text:p>
      <text:p text:style-name="P9"><text:s/>* /docker_control/dock/status [actionlib_msgs/GoalStatusArray]</text:p>
      <text:p text:style-name="P9"><text:s/>* /docker_control/dock_poses/feedback [cob_actions/DockActionFeedback]</text:p>
      <text:p text:style-name="P9"><text:s/>* /docker_control/dock_poses/result [cob_actions/DockActionResult]</text:p>
      <text:p text:style-name="P9"><text:s/>* /docker_control/dock_poses/status [actionlib_msgs/GoalStatusArray]</text:p>
      <text:p text:style-name="P9"><text:s/>* /docker_control/move_base_linear/cancel [actionlib_msgs/GoalID]</text:p>
      <text:p text:style-name="P9"><text:s/>* /docker_control/move_base_linear/goal [move_base_msgs/MoveBaseActionGoal]</text:p>
      <text:p text:style-name="P9"><text:s/>* /docker_control/undock/feedback [cob_actions/SetStringActionFeedback]</text:p>
      <text:p text:style-name="P9"><text:s/>* /docker_control/undock/result [cob_actions/SetStringActionResult]</text:p>
      <text:p text:style-name="P9"><text:s/>* /docker_control/undock/status [actionlib_msgs/GoalStatusArray]</text:p>
      <text:p text:style-name="P9"><text:s/>* /docker_control/undock_poses/feedback [cob_actions/DockActionFeedback]</text:p>
      <text:p text:style-name="P9"><text:s/>* /docker_control/undock_poses/result [cob_actions/DockActionResult]</text:p>
      <text:p text:style-name="P9"><text:s/>* /docker_control/undock_poses/status [actionlib_msgs/GoalStatusArray]</text:p>
      <text:p text:style-name="P9"><text:s/>* /docker_control_markers [visualization_msgs/MarkerArray]</text:p>
      <text:p text:style-name="P9"><text:s/>* /rosout [rosgraph_msgs/Log]</text:p>
      <text:p text:style-name="P9"/>
      <text:p text:style-name="P9">Subscriptions: </text:p>
      <text:p text:style-name="P9"><text:s/>* /docker_control/dock/cancel [actionlib_msgs/GoalID]</text:p>
      <text:p text:style-name="P9"><text:s/>* /docker_control/dock/goal [cob_actions/SetStringActionGoal]</text:p>
      <text:p text:style-name="P9"><text:s/>* /docker_control/dock_poses/cancel [unknown type]</text:p>
      <text:p text:style-name="P9"><text:s/>* /docker_control/dock_poses/goal [unknown type]</text:p>
      <text:p text:style-name="P9"><text:s/>* /docker_control/move_base_linear/feedback [move_base_msgs/MoveBaseActionFeedback]</text:p>
      <text:p text:style-name="P9"><text:s/>* /docker_control/move_base_linear/result [move_base_msgs/MoveBaseActionResult]</text:p>
      <text:p text:style-name="P9"><text:s/>* /docker_control/move_base_linear/status [actionlib_msgs/GoalStatusArray]</text:p>
      <text:p text:style-name="P9"><text:s/>* /docker_control/undock/cancel [actionlib_msgs/GoalID]</text:p>
      <text:p text:style-name="P9"><text:s/>* /docker_control/undock/goal [cob_actions/SetStringActionGoal]</text:p>
      <text:p text:style-name="P9"><text:s/>* /docker_control/undock_poses/cancel [unknown type]</text:p>
      <text:p text:style-name="P9"><text:s/>* /docker_control/undock_poses/goal [unknown type]</text:p>
      <text:p text:style-name="P9"><text:s/>* /tf [tf2_msgs/TFMessage]</text:p>
      <text:p text:style-name="P9"><text:s/>* /tf_static [tf2_msgs/TFMessage]</text:p>
      <text:p text:style-name="P9"/>
      <text:p text:style-name="P9">Services: </text:p>
      <text:p text:style-name="P9"><text:s/>* /docker_control/dock</text:p>
      <text:p text:style-name="P9"><text:s/>* /docker_control/dock_poses</text:p>
      <text:p text:style-name="P9"><text:s/>* /docker_control/get_loggers</text:p>
      <text:p text:style-name="P9"><text:s/>* /docker_control/set_logger_level</text:p>
      <text:p text:style-name="P9"><text:s/>* /docker_control/tf2_frames</text:p>
      <text:p text:style-name="P9"><text:s/>* /docker_control/undock</text:p>
      <text:p text:style-name="P9"><text:s/>* /docker_control/undock_poses</text:p>
      <text:p text:style-name="P9"/>
      <text:p text:style-name="P9"/>
      <text:p text:style-name="P9">contacting node http://10.4.25.11:46419/ ...</text:p>
      <text:p text:style-name="P9">Pid: 3221</text:p>
      <text:p text:style-name="P9">Connections:</text:p>
      <text:p text:style-name="P9"><text:s/>* topic: /rosout</text:p>
      <text:p text:style-name="P9"><text:s text:c="4"/>* to: /rosout</text:p>
      <text:p text:style-name="P9"><text:s text:c="4"/>* direction: outbound (34381 - 10.4.25.11:41338) [9]</text:p>
      <text:p text:style-name="P9"><text:s text:c="4"/>* transport: TCPROS</text:p>
      <text:p text:style-name="P9"><text:s/>* topic: /docker_control/move_base_linear/goal</text:p>
      <text:p text:style-name="P9"><text:s text:c="4"/>* to: /docker_control/move_base_linear</text:p>
      <text:p text:style-name="P9"><text:s text:c="4"/>* direction: outbound (34381 - 10.4.25.11:41358) [54]</text:p>
      <text:p text:style-name="P9"><text:s text:c="4"/>* transport: TCPROS</text:p>
      <text:p text:style-name="P9"><text:s/>* topic: /docker_control/move_base_linear/cancel</text:p>
      <text:p text:style-name="P9"><text:s text:c="4"/>* to: /docker_control/move_base_linear</text:p>
      <text:p text:style-name="P9"><text:s text:c="4"/>* direction: outbound (34381 - 10.4.25.11:41360) [17]</text:p>
      <text:p text:style-name="P9"><text:s text:c="4"/>* transport: TCPROS</text:p>
      <text:p text:style-name="P9"><text:s/>* topic: /docker_control/dock/status</text:p>
      <text:p text:style-name="P9"><text:s text:c="4"/>* to: /teleop/teleop_node_b1_2932_8737733541566334996</text:p>
      <text:p text:style-name="P9"><text:s text:c="4"/>* direction: outbound (34381 - 10.4.25.11:41364) [20]</text:p>
      <text:p text:style-name="P9"><text:s text:c="4"/>* transport: TCPROS</text:p>
      <text:p text:style-name="P9"><text:s/>* topic: /docker_control/dock/result</text:p>
      <text:p text:style-name="P9"><text:s text:c="4"/>* to: /teleop/teleop_node_b1_2932_8737733541566334996</text:p>
      <text:p text:style-name="P9"><text:s text:c="4"/>* direction: outbound (34381 - 10.4.25.11:41366) [19]</text:p>
      <text:p text:style-name="P9"><text:s text:c="4"/>* transport: TCPROS</text:p>
      <text:p text:style-name="P9"><text:s/>* topic: /docker_control/dock/feedback</text:p>
      <text:p text:style-name="P9"><text:s text:c="4"/>* to: /teleop/teleop_node_b1_2932_8737733541566334996</text:p>
      <text:p text:style-name="P9"><text:soft-page-break/><text:s text:c="4"/>* direction: outbound (34381 - 10.4.25.11:41370) [51]</text:p>
      <text:p text:style-name="P9"><text:s text:c="4"/>* transport: TCPROS</text:p>
      <text:p text:style-name="P9"><text:s/>* topic: /docker_control/undock/status</text:p>
      <text:p text:style-name="P9"><text:s text:c="4"/>* to: /teleop/teleop_node_b1_2932_8737733541566334996</text:p>
      <text:p text:style-name="P9"><text:s text:c="4"/>* direction: outbound (34381 - 10.4.25.11:41372) [52]</text:p>
      <text:p text:style-name="P9"><text:s text:c="4"/>* transport: TCPROS</text:p>
      <text:p text:style-name="P9"><text:s/>* topic: /docker_control/undock/result</text:p>
      <text:p text:style-name="P9"><text:s text:c="4"/>* to: /teleop/teleop_node_b1_2932_8737733541566334996</text:p>
      <text:p text:style-name="P9"><text:s text:c="4"/>* direction: outbound (34381 - 10.4.25.11:41374) [53]</text:p>
      <text:p text:style-name="P9"><text:s text:c="4"/>* transport: TCPROS</text:p>
      <text:p text:style-name="P9"><text:s/>* topic: /docker_control/undock/feedback</text:p>
      <text:p text:style-name="P9"><text:s text:c="4"/>* to: /teleop/teleop_node_b1_2932_8737733541566334996</text:p>
      <text:p text:style-name="P9"><text:s text:c="4"/>* direction: outbound (34381 - 10.4.25.11:41376) [55]</text:p>
      <text:p text:style-name="P9"><text:s text:c="4"/>* transport: TCPROS</text:p>
      <text:p text:style-name="P9"><text:s/>* topic: /docker_control/move_base_linear/status</text:p>
      <text:p text:style-name="P9"><text:s text:c="4"/>* to: /docker_control/move_base_linear (http://10.4.25.11:39441/)</text:p>
      <text:p text:style-name="P9"><text:s text:c="4"/>* direction: inbound</text:p>
      <text:p text:style-name="P9"><text:s text:c="4"/>* transport: TCPROS</text:p>
      <text:p text:style-name="P9"><text:s/>* topic: /docker_control/move_base_linear/result</text:p>
      <text:p text:style-name="P9"><text:s text:c="4"/>* to: /docker_control/move_base_linear (http://10.4.25.11:39441/)</text:p>
      <text:p text:style-name="P9"><text:s text:c="4"/>* direction: inbound</text:p>
      <text:p text:style-name="P9"><text:s text:c="4"/>* transport: TCPROS</text:p>
      <text:p text:style-name="P9"><text:s/>* topic: /docker_control/move_base_linear/feedback</text:p>
      <text:p text:style-name="P9"><text:s text:c="4"/>* to: /docker_control/move_base_linear (http://10.4.25.11:39441/)</text:p>
      <text:p text:style-name="P9"><text:s text:c="4"/>* direction: inbound</text:p>
      <text:p text:style-name="P9"><text:s text:c="4"/>* transport: TCPROS</text:p>
      <text:p text:style-name="P9"><text:s/>* topic: /tf</text:p>
      <text:p text:style-name="P9"><text:s text:c="4"/>* to: /station_detector (http://10.4.25.11:35555/)</text:p>
      <text:p text:style-name="P9"><text:s text:c="4"/>* direction: inbound</text:p>
      <text:p text:style-name="P9"><text:s text:c="4"/>* transport: TCPROS</text:p>
      <text:p text:style-name="P9"><text:s/>* topic: /tf</text:p>
      <text:p text:style-name="P9"><text:s text:c="4"/>* to: /robot_state_publisher (http://10.4.25.11:36311/)</text:p>
      <text:p text:style-name="P9"><text:s text:c="4"/>* direction: inbound</text:p>
      <text:p text:style-name="P9"><text:s text:c="4"/>* transport: TCPROS</text:p>
      <text:p text:style-name="P9"><text:s/>* topic: /tf</text:p>
      <text:p text:style-name="P9"><text:s text:c="4"/>* to: /torso_cam3d_left/torso_cam3d_left_nodelet_manager (http://10.4.25.21:42111/)</text:p>
      <text:p text:style-name="P9"><text:s text:c="4"/>* direction: inbound</text:p>
      <text:p text:style-name="P9"><text:s text:c="4"/>* transport: TCPROS</text:p>
      <text:p text:style-name="P9"><text:s/>* topic: /tf</text:p>
      <text:p text:style-name="P9"><text:s text:c="4"/>* to: /torso_cam3d_down/torso_cam3d_down_nodelet_manager (http://10.4.25.22:33539/)</text:p>
      <text:p text:style-name="P9"><text:s text:c="4"/>* direction: inbound</text:p>
      <text:p text:style-name="P9"><text:s text:c="4"/>* transport: TCPROS</text:p>
      <text:p text:style-name="P9"><text:s/>* topic: /tf</text:p>
      <text:p text:style-name="P9"><text:s text:c="4"/>* to: /torso_cam3d_right/torso_cam3d_right_nodelet_manager (http://10.4.25.23:37521/)</text:p>
      <text:p text:style-name="P9"><text:s text:c="4"/>* direction: inbound</text:p>
      <text:p text:style-name="P9"><text:s text:c="4"/>* transport: TCPROS</text:p>
      <text:p text:style-name="P9"><text:s/>* topic: /tf</text:p>
      <text:p text:style-name="P9"><text:s text:c="4"/>* to: /base/driver (http://10.4.25.11:40511/)</text:p>
      <text:p text:style-name="P9"><text:s text:c="4"/>* direction: inbound</text:p>
      <text:p text:style-name="P9"><text:s text:c="4"/>* transport: TCPROS</text:p>
      <text:p text:style-name="P9"><text:s/>* topic: /tf</text:p>
      <text:p text:style-name="P9"><text:s text:c="4"/>* to: /ros_bridge (http://IPA-UBN1452:36943/)</text:p>
      <text:p text:style-name="P9"><text:s text:c="4"/>* direction: inbound</text:p>
      <text:p text:style-name="P9"><text:s text:c="4"/>* transport: TCPROS</text:p>
      <text:p text:style-name="P9"><text:s/>* topic: /tf_static</text:p>
      <text:p text:style-name="P9"><text:s text:c="4"/>* to: /robot_state_publisher (http://10.4.25.11:36311/)</text:p>
      <text:p text:style-name="P9"><text:s text:c="4"/>* direction: inbound</text:p>
      <text:p text:style-name="P9"><text:s text:c="4"/>* transport: TCPROS</text:p>
      <text:p text:style-name="P9"><text:s/>* topic: /tf_static</text:p>
      <text:p text:style-name="P9"><text:s text:c="4"/>* to: /torso_cam3d_left/torso_cam3d_left_nodelet_manager (http://10.4.25.21:42111/)</text:p>
      <text:p text:style-name="P9"><text:s text:c="4"/>* direction: inbound</text:p>
      <text:p text:style-name="P9"><text:s text:c="4"/>* transport: TCPROS</text:p>
      <text:p text:style-name="P9"><text:s/>* topic: /tf_static</text:p>
      <text:p text:style-name="P9"><text:s text:c="4"/>* to: /torso_cam3d_down/torso_cam3d_down_nodelet_manager (http://10.4.25.22:33539/)</text:p>
      <text:p text:style-name="P9"><text:s text:c="4"/>* direction: inbound</text:p>
      <text:p text:style-name="P9"><text:s text:c="4"/>* transport: TCPROS</text:p>
      <text:p text:style-name="P9"><text:s/>* topic: /tf_static</text:p>
      <text:p text:style-name="P9"><text:s text:c="4"/>* to: /torso_cam3d_right/torso_cam3d_right_nodelet_manager (http://10.4.25.23:37521/)</text:p>
      <text:p text:style-name="P9"><text:s text:c="4"/>* direction: inbound</text:p>
      <text:p text:style-name="P9"><text:soft-page-break/><text:s text:c="4"/>* transport: TCPROS</text:p>
      <text:p text:style-name="P9"><text:s/>* topic: /tf_static</text:p>
      <text:p text:style-name="P9"><text:s text:c="4"/>* to: /ros_bridge (http://IPA-UBN1452:36943/)</text:p>
      <text:p text:style-name="P9"><text:s text:c="4"/>* direction: inbound</text:p>
      <text:p text:style-name="P9"><text:s text:c="4"/>* transport: TCPROS</text:p>
      <text:p text:style-name="P9"><text:s/>* topic: /docker_control/dock/goal</text:p>
      <text:p text:style-name="P9"><text:s text:c="4"/>* to: /teleop/teleop_node_b1_2932_8737733541566334996 (http://10.4.25.11:37993/)</text:p>
      <text:p text:style-name="P9"><text:s text:c="4"/>* direction: inbound</text:p>
      <text:p text:style-name="P9"><text:s text:c="4"/>* transport: TCPROS</text:p>
      <text:p text:style-name="P9"><text:s/>* topic: /docker_control/dock/cancel</text:p>
      <text:p text:style-name="P9"><text:s text:c="4"/>* to: /teleop/teleop_node_b1_2932_8737733541566334996 (http://10.4.25.11:37993/)</text:p>
      <text:p text:style-name="P9"><text:s text:c="4"/>* direction: inbound</text:p>
      <text:p text:style-name="P9"><text:s text:c="4"/>* transport: TCPROS</text:p>
      <text:p text:style-name="P9"><text:s/>* topic: /docker_control/undock/goal</text:p>
      <text:p text:style-name="P9"><text:s text:c="4"/>* to: /teleop/teleop_node_b1_2932_8737733541566334996 (http://10.4.25.11:37993/)</text:p>
      <text:p text:style-name="P9"><text:s text:c="4"/>* direction: inbound</text:p>
      <text:p text:style-name="P9"><text:s text:c="4"/>* transport: TCPROS</text:p>
      <text:p text:style-name="P9"><text:s/>* topic: /docker_control/undock/cancel</text:p>
      <text:p text:style-name="P9"><text:s text:c="4"/>* to: /teleop/teleop_node_b1_2932_8737733541566334996 (http://10.4.25.11:37993/)</text:p>
      <text:p text:style-name="P9"><text:s text:c="4"/>* direction: inbound</text:p>
      <text:p text:style-name="P9"><text:s text:c="4"/>* transport: TCPROS</text:p>
      <text:p text:style-name="P8"/>
      <text:p text:style-name="P4">nhg-yc@b1.cob4-25.ipa-kitchen:~$ <text:span text:style-name="T1">rosservice</text:span> list </text:p>
      <text:p text:style-name="P1">/android_script_server/get_loggers</text:p>
      <text:p text:style-name="P1">/android_script_server/set_logger_level</text:p>
      <text:p text:style-name="P1">/android_script_server_hartbeat/get_loggers</text:p>
      <text:p text:style-name="P1">/android_script_server_hartbeat/set_logger_level</text:p>
      <text:p text:style-name="P1">/arm_left/arm_left_controller_spawner/get_loggers</text:p>
      <text:p text:style-name="P1">/arm_left/arm_left_controller_spawner/set_logger_level</text:p>
      <text:p text:style-name="P1">/arm_left/control_mode_adapter/get_loggers</text:p>
      <text:p text:style-name="P1">/arm_left/control_mode_adapter/set_logger_level</text:p>
      <text:p text:style-name="P1">/arm_left/driver/get_loggers</text:p>
      <text:p text:style-name="P1">/arm_left/driver/get_object</text:p>
      <text:p text:style-name="P1">/arm_left/driver/halt</text:p>
      <text:p text:style-name="P1">/arm_left/driver/init</text:p>
      <text:p text:style-name="P1">/arm_left/driver/recover</text:p>
      <text:p text:style-name="P1">/arm_left/driver/set_logger_level</text:p>
      <text:p text:style-name="P1">/arm_left/driver/set_object</text:p>
      <text:p text:style-name="P1">/arm_left/driver/shutdown</text:p>
      <text:p text:style-name="P1">/arm_right/arm_right_controller_spawner/get_loggers</text:p>
      <text:p text:style-name="P1">/arm_right/arm_right_controller_spawner/set_logger_level</text:p>
      <text:p text:style-name="P1">/arm_right/control_mode_adapter/get_loggers</text:p>
      <text:p text:style-name="P1">/arm_right/control_mode_adapter/set_logger_level</text:p>
      <text:p text:style-name="P1">/arm_right/driver/get_loggers</text:p>
      <text:p text:style-name="P1">/arm_right/driver/get_object</text:p>
      <text:p text:style-name="P1">/arm_right/driver/halt</text:p>
      <text:p text:style-name="P1">/arm_right/driver/init</text:p>
      <text:p text:style-name="P1">/arm_right/driver/recover</text:p>
      <text:p text:style-name="P1">/arm_right/driver/set_logger_level</text:p>
      <text:p text:style-name="P1">/arm_right/driver/set_object</text:p>
      <text:p text:style-name="P1">/arm_right/driver/shutdown</text:p>
      <text:p text:style-name="P1">/base/controller_manager/list_controller_types</text:p>
      <text:p text:style-name="P1">/base/controller_manager/list_controllers</text:p>
      <text:p text:style-name="P1">/base/controller_manager/load_controller</text:p>
      <text:p text:style-name="P1">/base/controller_manager/reload_controller_libraries</text:p>
      <text:p text:style-name="P1">/base/controller_manager/switch_controller</text:p>
      <text:p text:style-name="P1">/base/controller_manager/unload_controller</text:p>
      <text:p text:style-name="P1">/base/driver/get_loggers</text:p>
      <text:p text:style-name="P1">/base/driver/get_object</text:p>
      <text:p text:style-name="P1">/base/driver/halt</text:p>
      <text:p text:style-name="P1">/base/driver/init</text:p>
      <text:p text:style-name="P1">/base/driver/recover</text:p>
      <text:p text:style-name="P1">/base/driver/set_logger_level</text:p>
      <text:p text:style-name="P1">/base/driver/set_object</text:p>
      <text:p text:style-name="P1">/base/driver/shutdown</text:p>
      <text:p text:style-name="P1">/base/odometry_controller/reset_odometry</text:p>
      <text:p text:style-name="P6">/base/stuck_detector/get_loggers</text:p>
      <text:p text:style-name="P6">/base/stuck_detector/set_logger_level</text:p>
      <text:p text:style-name="P1">/base/twist_controller/b_caster_rotation_joint/set_parameters</text:p>
      <text:p text:style-name="P1">/base/twist_controller/default/steer_ctrl/set_parameters</text:p>
      <text:p text:style-name="P1">/base/twist_controller/fl_caster_rotation_joint/set_parameters</text:p>
      <text:p text:style-name="P1">/base/twist_controller/fr_caster_rotation_joint/set_parameters</text:p>
      <text:p text:style-name="P1">/base/twist_marker/get_loggers</text:p>
      <text:p text:style-name="P1">/base/twist_marker/set_logger_level</text:p>
      <text:p text:style-name="P1">/base/twist_mux/get_loggers</text:p>
      <text:p text:style-name="P1">/base/twist_mux/set_logger_level</text:p>
      <text:p text:style-name="P1">/base/velocity_smoother/get_loggers</text:p>
      <text:p text:style-name="P1">/base/velocity_smoother/set_logger_level</text:p>
      <text:p text:style-name="P1">/base/velocity_smoother/set_parameters</text:p>
      <text:p text:style-name="P1">/base_laser_front/driver/get_loggers</text:p>
      <text:p text:style-name="P1">/base_laser_front/driver/set_logger_level</text:p>
      <text:p text:style-name="P1">/base_laser_front/scan_filter/get_loggers</text:p>
      <text:p text:style-name="P1">/base_laser_front/scan_filter/set_logger_level</text:p>
      <text:p text:style-name="P1">/base_laser_left/driver/get_loggers</text:p>
      <text:p text:style-name="P1">/base_laser_left/driver/set_logger_level</text:p>
      <text:p text:style-name="P1">/base_laser_left/scan_filter/get_loggers</text:p>
      <text:p text:style-name="P1">/base_laser_left/scan_filter/set_logger_level</text:p>
      <text:p text:style-name="P1">/base_laser_right/driver/get_loggers</text:p>
      <text:p text:style-name="P1">/base_laser_right/driver/set_logger_level</text:p>
      <text:p text:style-name="P1">/base_laser_right/scan_filter/get_loggers</text:p>
      <text:p text:style-name="P1"><text:soft-page-break/>/base_laser_right/scan_filter/set_logger_level</text:p>
      <text:p text:style-name="P1">/battery_monitor/get_loggers</text:p>
      <text:p text:style-name="P1">/battery_monitor/set_logger_level</text:p>
      <text:p text:style-name="P1">/behavior/get_loggers</text:p>
      <text:p text:style-name="P6">/behavior/setLightCyan</text:p>
      <text:p text:style-name="P6">/behavior/setLightCyanBreath</text:p>
      <text:p text:style-name="P6">/behavior/setLightCyanSweep</text:p>
      <text:p text:style-name="P6">/behavior/setLightGreen</text:p>
      <text:p text:style-name="P6">/behavior/setLightRed</text:p>
      <text:p text:style-name="P1">/behavior/setMimicAfraid</text:p>
      <text:p text:style-name="P1">/behavior/setMimicAngry</text:p>
      <text:p text:style-name="P1">/behavior/setMimicAsking</text:p>
      <text:p text:style-name="P1">/behavior/setMimicBlinking</text:p>
      <text:p text:style-name="P1">/behavior/setMimicBlinkingLeft</text:p>
      <text:p text:style-name="P1">/behavior/setMimicBlinkingRight</text:p>
      <text:p text:style-name="P1">/behavior/setMimicBored</text:p>
      <text:p text:style-name="P1">/behavior/setMimicBusy</text:p>
      <text:p text:style-name="P1">/behavior/setMimicConfused</text:p>
      <text:p text:style-name="P1">/behavior/setMimicDefault</text:p>
      <text:p text:style-name="P1">/behavior/setMimicFallingAsleep</text:p>
      <text:p text:style-name="P1">/behavior/setMimicHappy</text:p>
      <text:p text:style-name="P1">/behavior/setMimicLaughing</text:p>
      <text:p text:style-name="P1">/behavior/setMimicNo</text:p>
      <text:p text:style-name="P1">/behavior/setMimicSad</text:p>
      <text:p text:style-name="P1">/behavior/setMimicSearching</text:p>
      <text:p text:style-name="P1">/behavior/setMimicSleeping</text:p>
      <text:p text:style-name="P1">/behavior/setMimicSurprised</text:p>
      <text:p text:style-name="P1">/behavior/setMimicTired</text:p>
      <text:p text:style-name="P1">/behavior/setMimicWakingUp</text:p>
      <text:p text:style-name="P1">/behavior/setMimicYes</text:p>
      <text:p text:style-name="P1">/behavior/set_logger_level</text:p>
      <text:p text:style-name="P6">/behavior/soundHello<text:tab/><text:tab/><text:tab/>→ <text:span text:style-name="T6">didn’t work, soundbox not connected?</text:span></text:p>
      <text:p text:style-name="P1">/bms/get_loggers</text:p>
      <text:p text:style-name="P1">/bms/power_state_aggregator/get_loggers</text:p>
      <text:p text:style-name="P1">/bms/power_state_aggregator/set_logger_level</text:p>
      <text:p text:style-name="P1">/bms/set_logger_level</text:p>
      <text:p text:style-name="P1">/collision_velocity_filter/anti_collision_costmap/obstacle_layer_0/set_parameters</text:p>
      <text:p text:style-name="P1">/collision_velocity_filter/anti_collision_costmap/set_parameters</text:p>
      <text:p text:style-name="P1">/collision_velocity_filter/get_loggers</text:p>
      <text:p text:style-name="P1">/collision_velocity_filter/set_logger_level</text:p>
      <text:p text:style-name="P1">/collision_velocity_filter/set_parameters</text:p>
      <text:p text:style-name="P1">/cpu_monitor_b1_5231_1062246091500994157/get_loggers</text:p>
      <text:p text:style-name="P1">/cpu_monitor_b1_5231_1062246091500994157/set_logger_level</text:p>
      <text:p text:style-name="P1">/cpu_monitor_b1_5231_2417668631657910911/get_loggers</text:p>
      <text:p text:style-name="P1">/cpu_monitor_b1_5231_2417668631657910911/set_logger_level</text:p>
      <text:p text:style-name="P1">/cpu_monitor_b1_5231_2775048170760031176/get_loggers</text:p>
      <text:p text:style-name="P1">/cpu_monitor_b1_5231_2775048170760031176/set_logger_level</text:p>
      <text:p text:style-name="P1">/cpu_monitor_b1_5231_4482796139648513650/get_loggers</text:p>
      <text:p text:style-name="P1">/cpu_monitor_b1_5231_4482796139648513650/set_logger_level</text:p>
      <text:p text:style-name="P1">/dashboard_aggregator/get_loggers</text:p>
      <text:p text:style-name="P1">/dashboard_aggregator/set_logger_level</text:p>
      <text:p text:style-name="P1">/diagnostic_aggregator/get_loggers</text:p>
      <text:p text:style-name="P1">/diagnostic_aggregator/set_logger_level</text:p>
      <text:p text:style-name="P1">/diagnostics_agg/add_diagnostics</text:p>
      <text:p text:style-name="P1">/docker_control/dock</text:p>
      <text:p text:style-name="P1">/docker_control/dock_poses</text:p>
      <text:p text:style-name="P1">/docker_control/get_loggers</text:p>
      <text:p text:style-name="P1">/docker_control/move_base_linear/get_loggers</text:p>
      <text:p text:style-name="P1">/docker_control/move_base_linear/set_global_frame</text:p>
      <text:p text:style-name="P1">/docker_control/move_base_linear/set_logger_level</text:p>
      <text:p text:style-name="P1">/docker_control/set_logger_level</text:p>
      <text:p text:style-name="P1">/docker_control/tf2_frames</text:p>
      <text:p text:style-name="P1">/docker_control/undock</text:p>
      <text:p text:style-name="P1">/docker_control/undock_poses</text:p>
      <text:p text:style-name="P1">/docking_laser_filter/get_loggers</text:p>
      <text:p text:style-name="P1">/docking_laser_filter/intensity/set_parameters</text:p>
      <text:p text:style-name="P1">/docking_laser_filter/set_logger_level</text:p>
      <text:p text:style-name="P1">/emergency_stop_monitor/get_loggers</text:p>
      <text:p text:style-name="P1">/emergency_stop_monitor/set_logger_level</text:p>
      <text:p text:style-name="P1"><text:soft-page-break/>/fake_collission_monitor/get_loggers</text:p>
      <text:p text:style-name="P1">/fake_collission_monitor/set_logger_level</text:p>
      <text:p text:style-name="P1">/hd_monitor_b1_5231_2078416518321283773/get_loggers</text:p>
      <text:p text:style-name="P1">/hd_monitor_b1_5231_2078416518321283773/set_logger_level</text:p>
      <text:p text:style-name="P1">/hd_monitor_b1_5231_3055292144772212961/get_loggers</text:p>
      <text:p text:style-name="P1">/hd_monitor_b1_5231_3055292144772212961/set_logger_level</text:p>
      <text:p text:style-name="P1">/hd_monitor_b1_5231_4973100043575241636/get_loggers</text:p>
      <text:p text:style-name="P1">/hd_monitor_b1_5231_4973100043575241636/set_logger_level</text:p>
      <text:p text:style-name="P1">/hd_monitor_b1_5231_7569434444978075723/get_loggers</text:p>
      <text:p text:style-name="P1">/hd_monitor_b1_5231_7569434444978075723/set_logger_level</text:p>
      <text:p text:style-name="P1">/joint_state_publisher/get_loggers</text:p>
      <text:p text:style-name="P1">/joint_state_publisher/set_logger_level</text:p>
      <text:p text:style-name="P1">/joy_node_b1_5231_661374985793823075/get_loggers</text:p>
      <text:p text:style-name="P1">/joy_node_b1_5231_661374985793823075/set_logger_level</text:p>
      <text:p text:style-name="P1">/light_base/get_loggers</text:p>
      <text:p text:style-name="P6">/light_base/set_light</text:p>
      <text:p text:style-name="P1">/light_base/set_logger_level</text:p>
      <text:p text:style-name="P1">/light_base/stop_mode</text:p>
      <text:p text:style-name="P1">/light_torso/get_loggers</text:p>
      <text:p text:style-name="P6">/light_torso/set_light</text:p>
      <text:p text:style-name="P1">/light_torso/set_logger_level</text:p>
      <text:p text:style-name="P1">/light_torso/stop_mode</text:p>
      <text:p text:style-name="P1">/ntp_monitor_b1_5231_1574877133182862532/get_loggers</text:p>
      <text:p text:style-name="P1">/ntp_monitor_b1_5231_1574877133182862532/set_logger_level</text:p>
      <text:p text:style-name="P1">/ntp_monitor_b1_5231_6076618719014361664/get_loggers</text:p>
      <text:p text:style-name="P1">/ntp_monitor_b1_5231_6076618719014361664/set_logger_level</text:p>
      <text:p text:style-name="P1">/ntp_monitor_b1_5231_7605898488403441735/get_loggers</text:p>
      <text:p text:style-name="P1">/ntp_monitor_b1_5231_7605898488403441735/set_logger_level</text:p>
      <text:p text:style-name="P1">/robot_state_publisher/get_loggers</text:p>
      <text:p text:style-name="P1">/robot_state_publisher/set_logger_level</text:p>
      <text:p text:style-name="P1">/ros_bridge/get_loggers</text:p>
      <text:p text:style-name="P1">/ros_bridge/set_logger_level</text:p>
      <text:p text:style-name="P1">/rosout/get_loggers</text:p>
      <text:p text:style-name="P1">/rosout/set_logger_level</text:p>
      <text:p text:style-name="P1">/safety_controller/safety_controller/get_loggers</text:p>
      <text:p text:style-name="P1">/safety_controller/safety_controller/set_logger_level</text:p>
      <text:p text:style-name="P1">/safety_controller/safety_controller/set_parameters</text:p>
      <text:p text:style-name="P6">/safety_controller/set_mode</text:p>
      <text:p text:style-name="P1">/scan_unifier_b1_5231_96974192433235220/generic_throttle/get_loggers</text:p>
      <text:p text:style-name="P1">/scan_unifier_b1_5231_96974192433235220/generic_throttle/set_logger_level</text:p>
      <text:p text:style-name="P1">/scan_unifier_b1_5231_96974192433235220/get_loggers</text:p>
      <text:p text:style-name="P1">/scan_unifier_b1_5231_96974192433235220/set_logger_level</text:p>
      <text:p text:style-name="P1">/scan_unifier_filter/get_loggers</text:p>
      <text:p text:style-name="P1">/scan_unifier_filter/set_logger_level</text:p>
      <text:p text:style-name="P1">/script_server/compose_trajectory</text:p>
      <text:p text:style-name="P1">/script_server/get_loggers</text:p>
      <text:p text:style-name="P1">/script_server/set_logger_level</text:p>
      <text:p text:style-name="P1">/script_server_android/script_service</text:p>
      <text:p text:style-name="P1">/sensorring/control_mode_adapter/get_loggers</text:p>
      <text:p text:style-name="P1">/sensorring/control_mode_adapter/set_logger_level</text:p>
      <text:p text:style-name="P1">/sensorring/driver/get_loggers</text:p>
      <text:p text:style-name="P1">/sensorring/driver/get_object</text:p>
      <text:p text:style-name="P1">/sensorring/driver/halt</text:p>
      <text:p text:style-name="P1">/sensorring/driver/init</text:p>
      <text:p text:style-name="P1">/sensorring/driver/recover</text:p>
      <text:p text:style-name="P1">/sensorring/driver/set_logger_level</text:p>
      <text:p text:style-name="P1">/sensorring/driver/set_object</text:p>
      <text:p text:style-name="P1">/sensorring/driver/shutdown</text:p>
      <text:p text:style-name="P1">/sensorring/sensorring_controller_spawner/get_loggers</text:p>
      <text:p text:style-name="P1">/sensorring/sensorring_controller_spawner/set_logger_level</text:p>
      <text:p text:style-name="P1">/station_detector/get_loggers</text:p>
      <text:p text:style-name="P1">/station_detector/set_logger_level</text:p>
      <text:p text:style-name="P1">/station_detector/set_parameters</text:p>
      <text:p text:style-name="P1">/teleop/teleop_node_b1_5231_6133499558913761645/get_loggers</text:p>
      <text:p text:style-name="P1">/teleop/teleop_node_b1_5231_6133499558913761645/set_logger_level</text:p>
      <text:p text:style-name="P1">/torso/control_mode_adapter/get_loggers</text:p>
      <text:p text:style-name="P1">/torso/control_mode_adapter/set_logger_level</text:p>
      <text:p text:style-name="P1">/torso/driver/get_loggers</text:p>
      <text:p text:style-name="P1">/torso/driver/get_object</text:p>
      <text:p text:style-name="P1"><text:soft-page-break/>/torso/driver/halt</text:p>
      <text:p text:style-name="P1">/torso/driver/init</text:p>
      <text:p text:style-name="P1">/torso/driver/recover</text:p>
      <text:p text:style-name="P1">/torso/driver/set_logger_level</text:p>
      <text:p text:style-name="P1">/torso/driver/set_object</text:p>
      <text:p text:style-name="P1">/torso/driver/shutdown</text:p>
      <text:p text:style-name="P1">/torso/torso_controller_spawner/get_loggers</text:p>
      <text:p text:style-name="P1">/torso/torso_controller_spawner/set_logger_level</text:p>
      <text:p text:style-name="P1">/torso_cam3d_down/depth/image_rect_raw/compressed/set_parameters</text:p>
      <text:p text:style-name="P1">/torso_cam3d_down/depth/image_rect_raw/compressedDepth/set_parameters</text:p>
      <text:p text:style-name="P1">/torso_cam3d_down/depth/image_rect_raw/theora/set_parameters</text:p>
      <text:p text:style-name="P1">/torso_cam3d_down/enable</text:p>
      <text:p text:style-name="P1">/torso_cam3d_down/hz_monitor_torso_cam3d_down/get_loggers</text:p>
      <text:p text:style-name="P1">/torso_cam3d_down/hz_monitor_torso_cam3d_down/set_logger_level</text:p>
      <text:p text:style-name="P1">/torso_cam3d_down/image_flip_nodelet/get_loggers</text:p>
      <text:p text:style-name="P1">/torso_cam3d_down/image_flip_nodelet/set_logger_level</text:p>
      <text:p text:style-name="P1">/torso_cam3d_down/pointcloud/set_parameters</text:p>
      <text:p text:style-name="P1">/torso_cam3d_down/realsense2_camera/get_loggers</text:p>
      <text:p text:style-name="P1">/torso_cam3d_down/realsense2_camera/reset</text:p>
      <text:p text:style-name="P1">/torso_cam3d_down/realsense2_camera/set_logger_level</text:p>
      <text:p text:style-name="P1">/torso_cam3d_down/rgb/image_raw/compressed/set_parameters</text:p>
      <text:p text:style-name="P1">/torso_cam3d_down/rgb/image_raw/compressedDepth/set_parameters</text:p>
      <text:p text:style-name="P1">/torso_cam3d_down/rgb/image_raw/theora/set_parameters</text:p>
      <text:p text:style-name="P1">/torso_cam3d_down/rgb_camera/auto_exposure_roi/set_parameters</text:p>
      <text:p text:style-name="P1">/torso_cam3d_down/rgb_camera/set_parameters</text:p>
      <text:p text:style-name="P1">/torso_cam3d_down/stereo_module/auto_exposure_roi/set_parameters</text:p>
      <text:p text:style-name="P1">/torso_cam3d_down/stereo_module/set_parameters</text:p>
      <text:p text:style-name="P1">/torso_cam3d_down/torso_cam3d_down_nodelet_manager/get_loggers</text:p>
      <text:p text:style-name="P1">/torso_cam3d_down/torso_cam3d_down_nodelet_manager/list</text:p>
      <text:p text:style-name="P1">/torso_cam3d_down/torso_cam3d_down_nodelet_manager/load_nodelet</text:p>
      <text:p text:style-name="P1">/torso_cam3d_down/torso_cam3d_down_nodelet_manager/set_logger_level</text:p>
      <text:p text:style-name="P1">/torso_cam3d_down/torso_cam3d_down_nodelet_manager/unload_nodelet</text:p>
      <text:p text:style-name="P1">/torso_cam3d_down_upright/rgb/image_raw/compressed/set_parameters</text:p>
      <text:p text:style-name="P1">/torso_cam3d_down_upright/rgb/image_raw/compressedDepth/set_parameters</text:p>
      <text:p text:style-name="P1">/torso_cam3d_down_upright/rgb/image_raw/theora/set_parameters</text:p>
      <text:p text:style-name="P1">/torso_cam3d_left/depth/image_rect_raw/compressed/set_parameters</text:p>
      <text:p text:style-name="P1">/torso_cam3d_left/depth/image_rect_raw/compressedDepth/set_parameters</text:p>
      <text:p text:style-name="P1">/torso_cam3d_left/depth/image_rect_raw/theora/set_parameters</text:p>
      <text:p text:style-name="P1">/torso_cam3d_left/enable</text:p>
      <text:p text:style-name="P1">/torso_cam3d_left/hz_monitor_torso_cam3d_left/get_loggers</text:p>
      <text:p text:style-name="P1">/torso_cam3d_left/hz_monitor_torso_cam3d_left/set_logger_level</text:p>
      <text:p text:style-name="P1">/torso_cam3d_left/image_flip_nodelet/get_loggers</text:p>
      <text:p text:style-name="P1">/torso_cam3d_left/image_flip_nodelet/set_logger_level</text:p>
      <text:p text:style-name="P1">/torso_cam3d_left/pointcloud/set_parameters</text:p>
      <text:p text:style-name="P1">/torso_cam3d_left/realsense2_camera/get_loggers</text:p>
      <text:p text:style-name="P1">/torso_cam3d_left/realsense2_camera/reset</text:p>
      <text:p text:style-name="P1">/torso_cam3d_left/realsense2_camera/set_logger_level</text:p>
      <text:p text:style-name="P1">/torso_cam3d_left/rgb/image_raw/compressed/set_parameters</text:p>
      <text:p text:style-name="P1">/torso_cam3d_left/rgb/image_raw/compressedDepth/set_parameters</text:p>
      <text:p text:style-name="P1">/torso_cam3d_left/rgb/image_raw/theora/set_parameters</text:p>
      <text:p text:style-name="P1">/torso_cam3d_left/rgb_camera/auto_exposure_roi/set_parameters</text:p>
      <text:p text:style-name="P1">/torso_cam3d_left/rgb_camera/set_parameters</text:p>
      <text:p text:style-name="P1">/torso_cam3d_left/stereo_module/auto_exposure_roi/set_parameters</text:p>
      <text:p text:style-name="P1">/torso_cam3d_left/stereo_module/set_parameters</text:p>
      <text:p text:style-name="P1">/torso_cam3d_left/torso_cam3d_left_nodelet_manager/get_loggers</text:p>
      <text:p text:style-name="P1">/torso_cam3d_left/torso_cam3d_left_nodelet_manager/list</text:p>
      <text:p text:style-name="P1">/torso_cam3d_left/torso_cam3d_left_nodelet_manager/load_nodelet</text:p>
      <text:p text:style-name="P1">/torso_cam3d_left/torso_cam3d_left_nodelet_manager/set_logger_level</text:p>
      <text:p text:style-name="P1">/torso_cam3d_left/torso_cam3d_left_nodelet_manager/unload_nodelet</text:p>
      <text:p text:style-name="P1">/torso_cam3d_left_upright/rgb/image_raw/compressed/set_parameters</text:p>
      <text:p text:style-name="P1">/torso_cam3d_left_upright/rgb/image_raw/compressedDepth/set_parameters</text:p>
      <text:p text:style-name="P1">/torso_cam3d_left_upright/rgb/image_raw/theora/set_parameters</text:p>
      <text:p text:style-name="P1">/torso_cam3d_right/depth/image_rect_raw/compressed/set_parameters</text:p>
      <text:p text:style-name="P1">/torso_cam3d_right/depth/image_rect_raw/compressedDepth/set_parameters</text:p>
      <text:p text:style-name="P1">/torso_cam3d_right/depth/image_rect_raw/theora/set_parameters</text:p>
      <text:p text:style-name="P1">/torso_cam3d_right/enable</text:p>
      <text:p text:style-name="P1">/torso_cam3d_right/hz_monitor_torso_cam3d_right/get_loggers</text:p>
      <text:p text:style-name="P1">/torso_cam3d_right/hz_monitor_torso_cam3d_right/set_logger_level</text:p>
      <text:p text:style-name="P1">/torso_cam3d_right/image_flip_nodelet/get_loggers</text:p>
      <text:p text:style-name="P1"><text:soft-page-break/>/torso_cam3d_right/image_flip_nodelet/set_logger_level</text:p>
      <text:p text:style-name="P1">/torso_cam3d_right/pointcloud/set_parameters</text:p>
      <text:p text:style-name="P1">/torso_cam3d_right/realsense2_camera/get_loggers</text:p>
      <text:p text:style-name="P1">/torso_cam3d_right/realsense2_camera/reset</text:p>
      <text:p text:style-name="P1">/torso_cam3d_right/realsense2_camera/set_logger_level</text:p>
      <text:p text:style-name="P1">/torso_cam3d_right/rgb/image_raw/compressed/set_parameters</text:p>
      <text:p text:style-name="P1">/torso_cam3d_right/rgb/image_raw/compressedDepth/set_parameters</text:p>
      <text:p text:style-name="P1">/torso_cam3d_right/rgb/image_raw/theora/set_parameters</text:p>
      <text:p text:style-name="P1">/torso_cam3d_right/rgb_camera/auto_exposure_roi/set_parameters</text:p>
      <text:p text:style-name="P1">/torso_cam3d_right/rgb_camera/set_parameters</text:p>
      <text:p text:style-name="P1">/torso_cam3d_right/stereo_module/auto_exposure_roi/set_parameters</text:p>
      <text:p text:style-name="P1">/torso_cam3d_right/stereo_module/set_parameters</text:p>
      <text:p text:style-name="P1">/torso_cam3d_right/torso_cam3d_right_nodelet_manager/get_loggers</text:p>
      <text:p text:style-name="P1">/torso_cam3d_right/torso_cam3d_right_nodelet_manager/list</text:p>
      <text:p text:style-name="P1">/torso_cam3d_right/torso_cam3d_right_nodelet_manager/load_nodelet</text:p>
      <text:p text:style-name="P1">/torso_cam3d_right/torso_cam3d_right_nodelet_manager/set_logger_level</text:p>
      <text:p text:style-name="P1">/torso_cam3d_right/torso_cam3d_right_nodelet_manager/unload_nodelet</text:p>
      <text:p text:style-name="P1">/torso_cam3d_right_upright/rgb/image_raw/compressed/set_parameters</text:p>
      <text:p text:style-name="P1">/torso_cam3d_right_upright/rgb/image_raw/compressedDepth/set_parameters</text:p>
      <text:p text:style-name="P1">/torso_cam3d_right_upright/rgb/image_raw/theora/set_parameters</text:p>
      <text:p text:style-name="P1"/>
      <text:p text:style-name="P1"/>
      <text:p text:style-name="P1"/>
      <text:p text:style-name="P5">nhg-yc@b1.cob4-25.ipa-kitchen:~$ <text:span text:style-name="T1">rostopic</text:span> list </text:p>
      <text:p text:style-name="P1">/arm_left/joint_group_velocity_controller/command</text:p>
      <text:p text:style-name="P1">/arm_left/joint_states</text:p>
      <text:p text:style-name="P1">/arm_left/twist_controller/command_twist</text:p>
      <text:p text:style-name="P1">/arm_right/joint_group_velocity_controller/command</text:p>
      <text:p text:style-name="P1">/arm_right/joint_states</text:p>
      <text:p text:style-name="P1">/arm_right/twist_controller/command_twist</text:p>
      <text:p text:style-name="P1">/base/collision_velocity_filter/command</text:p>
      <text:p text:style-name="P1">/base/joint_states</text:p>
      <text:p text:style-name="P2">/base/odometry_controller/odometry</text:p>
      <text:p text:style-name="P1">/base/twist_controller/b_caster_rotation_joint/parameter_descriptions</text:p>
      <text:p text:style-name="P1">/base/twist_controller/b_caster_rotation_joint/parameter_updates</text:p>
      <text:p text:style-name="P1">/base/twist_controller/command</text:p>
      <text:p text:style-name="P1">/base/twist_controller/default/steer_ctrl/parameter_descriptions</text:p>
      <text:p text:style-name="P1">/base/twist_controller/default/steer_ctrl/parameter_updates</text:p>
      <text:p text:style-name="P1">/base/twist_controller/fl_caster_rotation_joint/parameter_descriptions</text:p>
      <text:p text:style-name="P1">/base/twist_controller/fl_caster_rotation_joint/parameter_updates</text:p>
      <text:p text:style-name="P1">/base/twist_controller/fr_caster_rotation_joint/parameter_descriptions</text:p>
      <text:p text:style-name="P1">/base/twist_controller/fr_caster_rotation_joint/parameter_updates</text:p>
      <text:p text:style-name="P1">/base/twist_controller/wheel_commands</text:p>
      <text:p text:style-name="P1">/base/twist_mux/command_navigation</text:p>
      <text:p text:style-name="P1">/base/twist_mux/command_safe</text:p>
      <text:p text:style-name="P1">/base/twist_mux/command_script_server</text:p>
      <text:p text:style-name="P1">/base/twist_mux/command_syncmm</text:p>
      <text:p text:style-name="P1">/base/twist_mux/command_teleop_android</text:p>
      <text:p text:style-name="P1">/base/twist_mux/command_teleop_joy</text:p>
      <text:p text:style-name="P1">/base/twist_mux/command_teleop_keyboard</text:p>
      <text:p text:style-name="P1">/base/twist_mux/locks/pause_all</text:p>
      <text:p text:style-name="P1">/base/twist_mux/locks/pause_navigation</text:p>
      <text:p text:style-name="P1">/base/twist_mux/locks/pause_teleop</text:p>
      <text:p text:style-name="P1">/base/twist_mux/marker</text:p>
      <text:p text:style-name="P2">/base/velocity_smoother/command<text:tab/><text:span text:style-name="T3">Type: geometry_msgs/</text:span><text:span text:style-name="T4">(</text:span><text:span text:style-name="T3">msgs</text:span><text:span text:style-name="T4">)</text:span><text:span text:style-name="T3">/Twist</text:span></text:p>
      <text:p text:style-name="P1">/base/velocity_smoother/parameter_descriptions</text:p>
      <text:p text:style-name="P1">/base/velocity_smoother/parameter_updates</text:p>
      <text:p text:style-name="P1">/base_laser_front/scan</text:p>
      <text:p text:style-name="P1">/base_laser_front/scan_raw</text:p>
      <text:p text:style-name="P1">/base_laser_front/scan_standby</text:p>
      <text:p text:style-name="P1">/base_laser_left/scan</text:p>
      <text:p text:style-name="P1">/base_laser_left/scan_raw</text:p>
      <text:p text:style-name="P1">/base_laser_left/scan_standby</text:p>
      <text:p text:style-name="P1">/base_laser_right/scan</text:p>
      <text:p text:style-name="P1">/base_laser_right/scan_raw</text:p>
      <text:p text:style-name="P1">/base_laser_right/scan_standby</text:p>
      <text:p text:style-name="P1">/bms/battery_almost_empty</text:p>
      <text:p text:style-name="P1">/bms/battery_charging</text:p>
      <text:p text:style-name="P1">/bms/battery_full</text:p>
      <text:p text:style-name="P1">/bms/battery_learning</text:p>
      <text:p text:style-name="P1">/bms/battery_state</text:p>
      <text:p text:style-name="P1">/bms/current</text:p>
      <text:p text:style-name="P1">/bms/full_charge_capacity</text:p>
      <text:p text:style-name="P1">/bms/remaining_capacity</text:p>
      <text:p text:style-name="P1">/bms/temperature</text:p>
      <text:p text:style-name="P1">/bms/voltage</text:p>
      <text:p text:style-name="P1">/brake_released</text:p>
      <text:p text:style-name="P1">/candidates</text:p>
      <text:p text:style-name="P1">/collision_velocity_filter/anti_collision_costmap/costmap</text:p>
      <text:p text:style-name="P1">/collision_velocity_filter/anti_collision_costmap/costmap_updates</text:p>
      <text:p text:style-name="P1">/collision_velocity_filter/anti_collision_costmap/footprint</text:p>
      <text:p text:style-name="P1">/collision_velocity_filter/anti_collision_costmap/obstacle_layer_0/parameter_descriptions</text:p>
      <text:p text:style-name="P1">/collision_velocity_filter/anti_collision_costmap/obstacle_layer_0/parameter_updates</text:p>
      <text:p text:style-name="P1">/collision_velocity_filter/anti_collision_costmap/parameter_descriptions</text:p>
      <text:p text:style-name="P1">/collision_velocity_filter/anti_collision_costmap/parameter_updates</text:p>
      <text:p text:style-name="P1">/collision_velocity_filter/parameter_descriptions</text:p>
      <text:p text:style-name="P1">/collision_velocity_filter/parameter_updates</text:p>
      <text:p text:style-name="P1">/collision_velocity_filter/relevant_obstacles_grid</text:p>
      <text:p text:style-name="P1">/collision_velocity_filter/velocity_limited_marker</text:p>
      <text:p text:style-name="P1">/dashboard_agg</text:p>
      <text:p text:style-name="P1">/diagnostics</text:p>
      <text:p text:style-name="P1">/diagnostics_agg</text:p>
      <text:p text:style-name="P1"><text:soft-page-break/>/diagnostics_toplevel_state</text:p>
      <text:p text:style-name="P1">/docker_control/dock/cancel</text:p>
      <text:p text:style-name="P1">/docker_control/dock/feedback</text:p>
      <text:p text:style-name="P1">/docker_control/dock/goal</text:p>
      <text:p text:style-name="P1">/docker_control/dock/result</text:p>
      <text:p text:style-name="P1">/docker_control/dock/status</text:p>
      <text:p text:style-name="P1">/docker_control/dock_poses/cancel</text:p>
      <text:p text:style-name="P1">/docker_control/dock_poses/feedback</text:p>
      <text:p text:style-name="P1">/docker_control/dock_poses/goal</text:p>
      <text:p text:style-name="P1">/docker_control/dock_poses/result</text:p>
      <text:p text:style-name="P1">/docker_control/dock_poses/status</text:p>
      <text:p text:style-name="P1">/docker_control/move_base_linear/cancel</text:p>
      <text:p text:style-name="P1">/docker_control/move_base_linear/feedback</text:p>
      <text:p text:style-name="P1">/docker_control/move_base_linear/goal</text:p>
      <text:p text:style-name="P1">/docker_control/move_base_linear/result</text:p>
      <text:p text:style-name="P1">/docker_control/move_base_linear/status</text:p>
      <text:p text:style-name="P1">/docker_control/move_base_linear_simple/goal</text:p>
      <text:p text:style-name="P1">/docker_control/undock/cancel</text:p>
      <text:p text:style-name="P1">/docker_control/undock/feedback</text:p>
      <text:p text:style-name="P1">/docker_control/undock/goal</text:p>
      <text:p text:style-name="P1">/docker_control/undock/result</text:p>
      <text:p text:style-name="P1">/docker_control/undock/status</text:p>
      <text:p text:style-name="P1">/docker_control/undock_poses/cancel</text:p>
      <text:p text:style-name="P1">/docker_control/undock_poses/feedback</text:p>
      <text:p text:style-name="P1">/docker_control/undock_poses/goal</text:p>
      <text:p text:style-name="P1">/docker_control/undock_poses/result</text:p>
      <text:p text:style-name="P1">/docker_control/undock_poses/status</text:p>
      <text:p text:style-name="P1">/docker_control_markers</text:p>
      <text:p text:style-name="P1">/docking_laser_filter/intensity/parameter_descriptions</text:p>
      <text:p text:style-name="P1">/docking_laser_filter/intensity/parameter_updates</text:p>
      <text:p text:style-name="P1">/em_button_released</text:p>
      <text:p text:style-name="P1">/em_fall_released</text:p>
      <text:p text:style-name="P1">/em_internal_released</text:p>
      <text:p text:style-name="P1">/em_laser_released</text:p>
      <text:p text:style-name="P1">/em_wireless_released</text:p>
      <text:p text:style-name="P1"><text:span text:style-name="T2">/emergency_stop_state<text:tab/></text:span><text:tab/>→ emergency_state<text:span text:style-name="T7">=1 when get blocked</text:span></text:p>
      <text:p text:style-name="P1">/heartbeat</text:p>
      <text:p text:style-name="P1">/joint_states</text:p>
      <text:p text:style-name="P1">/joy</text:p>
      <text:p text:style-name="P1">/joy/set_feedback</text:p>
      <text:p text:style-name="P1">/light_base/command<text:tab/><text:tab/><text:tab/><text:span text:style-name="T5">Type: cob_light/ColorRGBAArray</text:span></text:p>
      <text:p text:style-name="P1">/light_base/marker</text:p>
      <text:p text:style-name="P1">/light_base/set_light/cancel</text:p>
      <text:p text:style-name="P1">/light_base/set_light/feedback</text:p>
      <text:p text:style-name="P1">/light_base/set_light/goal</text:p>
      <text:p text:style-name="P1">/light_base/set_light/result</text:p>
      <text:p text:style-name="P1">/light_base/set_light/status</text:p>
      <text:p text:style-name="P1">/light_torso/command</text:p>
      <text:p text:style-name="P1">/light_torso/marker</text:p>
      <text:p text:style-name="P1">/light_torso/set_light/cancel</text:p>
      <text:p text:style-name="P1">/light_torso/set_light/feedback</text:p>
      <text:p text:style-name="P1">/light_torso/set_light/goal</text:p>
      <text:p text:style-name="P1">/light_torso/set_light/result</text:p>
      <text:p text:style-name="P1">/light_torso/set_light/status</text:p>
      <text:p text:style-name="P1">/power_state</text:p>
      <text:p text:style-name="P1">/reflectors</text:p>
      <text:p text:style-name="P1">/roi_marker</text:p>
      <text:p text:style-name="P1">/rosout</text:p>
      <text:p text:style-name="P1">/rosout_agg</text:p>
      <text:p text:style-name="P1">/safety_controller/footprint</text:p>
      <text:p text:style-name="P1">/safety_controller/footprint_stamped</text:p>
      <text:p text:style-name="P1">/safety_controller/marker</text:p>
      <text:p text:style-name="P1">/safety_controller/safety_controller/parameter_descriptions</text:p>
      <text:p text:style-name="P1">/safety_controller/safety_controller/parameter_updates</text:p>
      <text:p text:style-name="P1">/safety_controller/safety_controller_state</text:p>
      <text:p text:style-name="P1">/safety_controller/state_is_valid</text:p>
      <text:p text:style-name="P2">/scan_unified</text:p>
      <text:p text:style-name="P2">/scan_unified_filtered</text:p>
      <text:p text:style-name="P1">/scan_unified_throttled</text:p>
      <text:p text:style-name="P1"><text:soft-page-break/>/script_server/cancel</text:p>
      <text:p text:style-name="P1">/script_server/feedback</text:p>
      <text:p text:style-name="P1">/script_server/goal</text:p>
      <text:p text:style-name="P1">/script_server/result</text:p>
      <text:p text:style-name="P1">/script_server/state</text:p>
      <text:p text:style-name="P1">/script_server/status</text:p>
      <text:p text:style-name="P1">/sensorring/joint_group_velocity_controller/command</text:p>
      <text:p text:style-name="P1">/sensorring/joint_states</text:p>
      <text:p text:style-name="P1">/sound/say/cancel</text:p>
      <text:p text:style-name="P1">/sound/say/feedback</text:p>
      <text:p text:style-name="P1">/sound/say/goal</text:p>
      <text:p text:style-name="P1">/sound/say/result</text:p>
      <text:p text:style-name="P1">/sound/say/status</text:p>
      <text:p text:style-name="P1">/station_detector/parameter_descriptions</text:p>
      <text:p text:style-name="P1">/station_detector/parameter_updates</text:p>
      <text:p text:style-name="P1">/station_detector/scan</text:p>
      <text:p text:style-name="P2">/tf</text:p>
      <text:p text:style-name="P2">/tf_static</text:p>
      <text:p text:style-name="P1">/torso/joint_group_velocity_controller/command</text:p>
      <text:p text:style-name="P1">/torso/joint_states</text:p>
      <text:p text:style-name="P1">/torso/twist_controller/command_twist</text:p>
      <text:p text:style-name="P1">/torso_cam3d_down/depth/camera_info</text:p>
      <text:p text:style-name="P1">/torso_cam3d_down/depth/image_rect_raw</text:p>
      <text:p text:style-name="P1">/torso_cam3d_down/depth/image_rect_raw/compressed</text:p>
      <text:p text:style-name="P1">/torso_cam3d_down/depth/image_rect_raw/compressed/parameter_descriptions</text:p>
      <text:p text:style-name="P1">/torso_cam3d_down/depth/image_rect_raw/compressed/parameter_updates</text:p>
      <text:p text:style-name="P1">/torso_cam3d_down/depth/image_rect_raw/compressedDepth</text:p>
      <text:p text:style-name="P1">/torso_cam3d_down/depth/image_rect_raw/compressedDepth/parameter_descriptions</text:p>
      <text:p text:style-name="P1">/torso_cam3d_down/depth/image_rect_raw/compressedDepth/parameter_updates</text:p>
      <text:p text:style-name="P1">/torso_cam3d_down/depth/image_rect_raw/theora</text:p>
      <text:p text:style-name="P1">/torso_cam3d_down/depth/image_rect_raw/theora/parameter_descriptions</text:p>
      <text:p text:style-name="P1">/torso_cam3d_down/depth/image_rect_raw/theora/parameter_updates</text:p>
      <text:p text:style-name="P3">/torso_cam3d_down/depth/points</text:p>
      <text:p text:style-name="P1">/torso_cam3d_down/extrinsics/depth_to_color</text:p>
      <text:p text:style-name="P1">/torso_cam3d_down/image_flip_nodelet/colorimage_inplane_transform</text:p>
      <text:p text:style-name="P1">/torso_cam3d_down/image_flip_nodelet/pointcloud_inplane_transform</text:p>
      <text:p text:style-name="P1">/torso_cam3d_down/pointcloud/parameter_descriptions</text:p>
      <text:p text:style-name="P1">/torso_cam3d_down/pointcloud/parameter_updates</text:p>
      <text:p text:style-name="P2">/torso_cam3d_down/rgb/camera_info</text:p>
      <text:p text:style-name="P2">/torso_cam3d_down/rgb/image_raw</text:p>
      <text:p text:style-name="P1">/torso_cam3d_down/rgb/image_raw/compressed</text:p>
      <text:p text:style-name="P1">/torso_cam3d_down/rgb/image_raw/compressed/parameter_descriptions</text:p>
      <text:p text:style-name="P1">/torso_cam3d_down/rgb/image_raw/compressed/parameter_updates</text:p>
      <text:p text:style-name="P1">/torso_cam3d_down/rgb/image_raw/compressedDepth</text:p>
      <text:p text:style-name="P1">/torso_cam3d_down/rgb/image_raw/compressedDepth/parameter_descriptions</text:p>
      <text:p text:style-name="P1">/torso_cam3d_down/rgb/image_raw/compressedDepth/parameter_updates</text:p>
      <text:p text:style-name="P1">/torso_cam3d_down/rgb/image_raw/theora</text:p>
      <text:p text:style-name="P1">/torso_cam3d_down/rgb/image_raw/theora/parameter_descriptions</text:p>
      <text:p text:style-name="P1">/torso_cam3d_down/rgb/image_raw/theora/parameter_updates</text:p>
      <text:p text:style-name="P1">/torso_cam3d_down/rgb_camera/auto_exposure_roi/parameter_descriptions</text:p>
      <text:p text:style-name="P1">/torso_cam3d_down/rgb_camera/auto_exposure_roi/parameter_updates</text:p>
      <text:p text:style-name="P1">/torso_cam3d_down/rgb_camera/parameter_descriptions</text:p>
      <text:p text:style-name="P1">/torso_cam3d_down/rgb_camera/parameter_updates</text:p>
      <text:p text:style-name="P1">/torso_cam3d_down/stereo_module/auto_exposure_roi/parameter_descriptions</text:p>
      <text:p text:style-name="P1">/torso_cam3d_down/stereo_module/auto_exposure_roi/parameter_updates</text:p>
      <text:p text:style-name="P1">/torso_cam3d_down/stereo_module/parameter_descriptions</text:p>
      <text:p text:style-name="P1">/torso_cam3d_down/stereo_module/parameter_updates</text:p>
      <text:p text:style-name="P1">/torso_cam3d_down/torso_cam3d_down_nodelet_manager/bond</text:p>
      <text:p text:style-name="P1">/torso_cam3d_down_upright/depth/points</text:p>
      <text:p text:style-name="P1">/torso_cam3d_down_upright/rgb/image_raw</text:p>
      <text:p text:style-name="P1">/torso_cam3d_down_upright/rgb/image_raw/compressed</text:p>
      <text:p text:style-name="P1">/torso_cam3d_down_upright/rgb/image_raw/compressed/parameter_descriptions</text:p>
      <text:p text:style-name="P1">/torso_cam3d_down_upright/rgb/image_raw/compressed/parameter_updates</text:p>
      <text:p text:style-name="P1">/torso_cam3d_down_upright/rgb/image_raw/compressedDepth</text:p>
      <text:p text:style-name="P1">/torso_cam3d_down_upright/rgb/image_raw/compressedDepth/parameter_descriptions</text:p>
      <text:p text:style-name="P1">/torso_cam3d_down_upright/rgb/image_raw/compressedDepth/parameter_updates</text:p>
      <text:p text:style-name="P1">/torso_cam3d_down_upright/rgb/image_raw/theora</text:p>
      <text:p text:style-name="P1">/torso_cam3d_down_upright/rgb/image_raw/theora/parameter_descriptions</text:p>
      <text:p text:style-name="P1">/torso_cam3d_down_upright/rgb/image_raw/theora/parameter_updates</text:p>
      <text:p text:style-name="P1"><text:soft-page-break/>/torso_cam3d_left/depth/camera_info</text:p>
      <text:p text:style-name="P1">/torso_cam3d_left/depth/image_rect_raw</text:p>
      <text:p text:style-name="P1">/torso_cam3d_left/depth/image_rect_raw/compressed</text:p>
      <text:p text:style-name="P1">/torso_cam3d_left/depth/image_rect_raw/compressed/parameter_descriptions</text:p>
      <text:p text:style-name="P1">/torso_cam3d_left/depth/image_rect_raw/compressed/parameter_updates</text:p>
      <text:p text:style-name="P1">/torso_cam3d_left/depth/image_rect_raw/compressedDepth</text:p>
      <text:p text:style-name="P1">/torso_cam3d_left/depth/image_rect_raw/compressedDepth/parameter_descriptions</text:p>
      <text:p text:style-name="P1">/torso_cam3d_left/depth/image_rect_raw/compressedDepth/parameter_updates</text:p>
      <text:p text:style-name="P1">/torso_cam3d_left/depth/image_rect_raw/theora</text:p>
      <text:p text:style-name="P1">/torso_cam3d_left/depth/image_rect_raw/theora/parameter_descriptions</text:p>
      <text:p text:style-name="P1">/torso_cam3d_left/depth/image_rect_raw/theora/parameter_updates</text:p>
      <text:p text:style-name="P1">/torso_cam3d_left/depth/points</text:p>
      <text:p text:style-name="P1">/torso_cam3d_left/extrinsics/depth_to_color</text:p>
      <text:p text:style-name="P1">/torso_cam3d_left/image_flip_nodelet/colorimage_inplane_transform</text:p>
      <text:p text:style-name="P1">/torso_cam3d_left/image_flip_nodelet/pointcloud_inplane_transform</text:p>
      <text:p text:style-name="P1">/torso_cam3d_left/pointcloud/parameter_descriptions</text:p>
      <text:p text:style-name="P1">/torso_cam3d_left/pointcloud/parameter_updates</text:p>
      <text:p text:style-name="P1">/torso_cam3d_left/rgb/camera_info</text:p>
      <text:p text:style-name="P1">/torso_cam3d_left/rgb/image_raw</text:p>
      <text:p text:style-name="P1">/torso_cam3d_left/rgb/image_raw/compressed</text:p>
      <text:p text:style-name="P1">/torso_cam3d_left/rgb/image_raw/compressed/parameter_descriptions</text:p>
      <text:p text:style-name="P1">/torso_cam3d_left/rgb/image_raw/compressed/parameter_updates</text:p>
      <text:p text:style-name="P1">/torso_cam3d_left/rgb/image_raw/compressedDepth</text:p>
      <text:p text:style-name="P1">/torso_cam3d_left/rgb/image_raw/compressedDepth/parameter_descriptions</text:p>
      <text:p text:style-name="P1">/torso_cam3d_left/rgb/image_raw/compressedDepth/parameter_updates</text:p>
      <text:p text:style-name="P1">/torso_cam3d_left/rgb/image_raw/theora</text:p>
      <text:p text:style-name="P1">/torso_cam3d_left/rgb/image_raw/theora/parameter_descriptions</text:p>
      <text:p text:style-name="P1">/torso_cam3d_left/rgb/image_raw/theora/parameter_updates</text:p>
      <text:p text:style-name="P1">/torso_cam3d_left/rgb_camera/auto_exposure_roi/parameter_descriptions</text:p>
      <text:p text:style-name="P1">/torso_cam3d_left/rgb_camera/auto_exposure_roi/parameter_updates</text:p>
      <text:p text:style-name="P1">/torso_cam3d_left/rgb_camera/parameter_descriptions</text:p>
      <text:p text:style-name="P1">/torso_cam3d_left/rgb_camera/parameter_updates</text:p>
      <text:p text:style-name="P1">/torso_cam3d_left/stereo_module/auto_exposure_roi/parameter_descriptions</text:p>
      <text:p text:style-name="P1">/torso_cam3d_left/stereo_module/auto_exposure_roi/parameter_updates</text:p>
      <text:p text:style-name="P1">/torso_cam3d_left/stereo_module/parameter_descriptions</text:p>
      <text:p text:style-name="P1">/torso_cam3d_left/stereo_module/parameter_updates</text:p>
      <text:p text:style-name="P1">/torso_cam3d_left/torso_cam3d_left_nodelet_manager/bond</text:p>
      <text:p text:style-name="P1">/torso_cam3d_left_upright/depth/points</text:p>
      <text:p text:style-name="P1">/torso_cam3d_left_upright/rgb/image_raw</text:p>
      <text:p text:style-name="P1">/torso_cam3d_left_upright/rgb/image_raw/compressed</text:p>
      <text:p text:style-name="P1">/torso_cam3d_left_upright/rgb/image_raw/compressed/parameter_descriptions</text:p>
      <text:p text:style-name="P1">/torso_cam3d_left_upright/rgb/image_raw/compressed/parameter_updates</text:p>
      <text:p text:style-name="P1">/torso_cam3d_left_upright/rgb/image_raw/compressedDepth</text:p>
      <text:p text:style-name="P1">/torso_cam3d_left_upright/rgb/image_raw/compressedDepth/parameter_descriptions</text:p>
      <text:p text:style-name="P1">/torso_cam3d_left_upright/rgb/image_raw/compressedDepth/parameter_updates</text:p>
      <text:p text:style-name="P1">/torso_cam3d_left_upright/rgb/image_raw/theora</text:p>
      <text:p text:style-name="P1">/torso_cam3d_left_upright/rgb/image_raw/theora/parameter_descriptions</text:p>
      <text:p text:style-name="P1">/torso_cam3d_left_upright/rgb/image_raw/theora/parameter_updates</text:p>
      <text:p text:style-name="P1">/torso_cam3d_right/depth/camera_info</text:p>
      <text:p text:style-name="P1">/torso_cam3d_right/depth/image_rect_raw</text:p>
      <text:p text:style-name="P1">/torso_cam3d_right/depth/image_rect_raw/compressed</text:p>
      <text:p text:style-name="P1">/torso_cam3d_right/depth/image_rect_raw/compressed/parameter_descriptions</text:p>
      <text:p text:style-name="P1">/torso_cam3d_right/depth/image_rect_raw/compressed/parameter_updates</text:p>
      <text:p text:style-name="P1">/torso_cam3d_right/depth/image_rect_raw/compressedDepth</text:p>
      <text:p text:style-name="P1">/torso_cam3d_right/depth/image_rect_raw/compressedDepth/parameter_descriptions</text:p>
      <text:p text:style-name="P1">/torso_cam3d_right/depth/image_rect_raw/compressedDepth/parameter_updates</text:p>
      <text:p text:style-name="P1">/torso_cam3d_right/depth/image_rect_raw/theora</text:p>
      <text:p text:style-name="P1">/torso_cam3d_right/depth/image_rect_raw/theora/parameter_descriptions</text:p>
      <text:p text:style-name="P1">/torso_cam3d_right/depth/image_rect_raw/theora/parameter_updates</text:p>
      <text:p text:style-name="P1">/torso_cam3d_right/depth/points</text:p>
      <text:p text:style-name="P1">/torso_cam3d_right/extrinsics/depth_to_color</text:p>
      <text:p text:style-name="P1">/torso_cam3d_right/image_flip_nodelet/colorimage_inplane_transform</text:p>
      <text:p text:style-name="P1">/torso_cam3d_right/image_flip_nodelet/pointcloud_inplane_transform</text:p>
      <text:p text:style-name="P1">/torso_cam3d_right/pointcloud/parameter_descriptions</text:p>
      <text:p text:style-name="P1">/torso_cam3d_right/pointcloud/parameter_updates</text:p>
      <text:p text:style-name="P1">/torso_cam3d_right/rgb/camera_info</text:p>
      <text:p text:style-name="P1">/torso_cam3d_right/rgb/image_raw</text:p>
      <text:p text:style-name="P1">/torso_cam3d_right/rgb/image_raw/compressed</text:p>
      <text:p text:style-name="P1">/torso_cam3d_right/rgb/image_raw/compressed/parameter_descriptions</text:p>
      <text:p text:style-name="P1"><text:soft-page-break/>/torso_cam3d_right/rgb/image_raw/compressed/parameter_updates</text:p>
      <text:p text:style-name="P1">/torso_cam3d_right/rgb/image_raw/compressedDepth</text:p>
      <text:p text:style-name="P1">/torso_cam3d_right/rgb/image_raw/compressedDepth/parameter_descriptions</text:p>
      <text:p text:style-name="P1">/torso_cam3d_right/rgb/image_raw/compressedDepth/parameter_updates</text:p>
      <text:p text:style-name="P1">/torso_cam3d_right/rgb/image_raw/theora</text:p>
      <text:p text:style-name="P1">/torso_cam3d_right/rgb/image_raw/theora/parameter_descriptions</text:p>
      <text:p text:style-name="P1">/torso_cam3d_right/rgb/image_raw/theora/parameter_updates</text:p>
      <text:p text:style-name="P1">/torso_cam3d_right/rgb_camera/auto_exposure_roi/parameter_descriptions</text:p>
      <text:p text:style-name="P1">/torso_cam3d_right/rgb_camera/auto_exposure_roi/parameter_updates</text:p>
      <text:p text:style-name="P1">/torso_cam3d_right/rgb_camera/parameter_descriptions</text:p>
      <text:p text:style-name="P1">/torso_cam3d_right/rgb_camera/parameter_updates</text:p>
      <text:p text:style-name="P1">/torso_cam3d_right/stereo_module/auto_exposure_roi/parameter_descriptions</text:p>
      <text:p text:style-name="P1">/torso_cam3d_right/stereo_module/auto_exposure_roi/parameter_updates</text:p>
      <text:p text:style-name="P1">/torso_cam3d_right/stereo_module/parameter_descriptions</text:p>
      <text:p text:style-name="P1">/torso_cam3d_right/stereo_module/parameter_updates</text:p>
      <text:p text:style-name="P1">/torso_cam3d_right/torso_cam3d_right_nodelet_manager/bond</text:p>
      <text:p text:style-name="P1">/torso_cam3d_right_upright/depth/points</text:p>
      <text:p text:style-name="P1">/torso_cam3d_right_upright/rgb/image_raw</text:p>
      <text:p text:style-name="P1">/torso_cam3d_right_upright/rgb/image_raw/compressed</text:p>
      <text:p text:style-name="P1">/torso_cam3d_right_upright/rgb/image_raw/compressed/parameter_descriptions</text:p>
      <text:p text:style-name="P1">/torso_cam3d_right_upright/rgb/image_raw/compressed/parameter_updates</text:p>
      <text:p text:style-name="P1">/torso_cam3d_right_upright/rgb/image_raw/compressedDepth</text:p>
      <text:p text:style-name="P1">/torso_cam3d_right_upright/rgb/image_raw/compressedDepth/parameter_descriptions</text:p>
      <text:p text:style-name="P1">/torso_cam3d_right_upright/rgb/image_raw/compressedDepth/parameter_updates</text:p>
      <text:p text:style-name="P1">/torso_cam3d_right_upright/rgb/image_raw/theora</text:p>
      <text:p text:style-name="P1">/torso_cam3d_right_upright/rgb/image_raw/theora/parameter_descriptions</text:p>
      <text:p text:style-name="P1">/torso_cam3d_right_upright/rgb/image_raw/theora/parameter_upda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10T16:49:20.407804456</dc:date>
    <meta:editing-duration>PT21H47M15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5" meta:paragraph-count="827" meta:word-count="1200" meta:character-count="34221" meta:non-whitespace-character-count="33437"/>
  </office:meta>
</office:document-meta>
</file>